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5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Annex 5 - Distribution of Case Study Articl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Eurasiareview .com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24234203/https://www.eurasiareview.com/25102023-the-everyday-violence-of-life-in-occupied-palestine-oped/" xlink:type="simple">1</text:a></text:p>
          </table:table-cell>
        </table:table-row>
        <table:table-row table:style-name="ro2">
          <table:table-cell office:value-type="string" calcext:value-type="string">
            <text:p>ibw21 .org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31155228/https://ibw21.org/commentary/the-everyday-violence-of-life-in-occupied-palestine/" xlink:type="simple">2</text:a></text:p>
          </table:table-cell>
        </table:table-row>
        <table:table-row table:style-name="ro2">
          <table:table-cell office:value-type="string" calcext:value-type="string">
            <text:p>Counterpunch .org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31155252/https://www.counterpunch.org/2023/10/26/the-everyday-violence-of-life-in-occupied-palestine/" xlink:type="simple">3</text:a></text:p>
          </table:table-cell>
        </table:table-row>
        <table:table-row table:style-name="ro2">
          <table:table-cell office:value-type="string" calcext:value-type="string">
            <text:p>Southasiajournal .net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29140507/https://southasiajournal.net/the-everyday-violence-of-life-in-occupied-palestine/" xlink:type="simple">4</text:a></text:p>
          </table:table-cell>
        </table:table-row>
        <table:table-row table:style-name="ro2">
          <table:table-cell office:value-type="string" calcext:value-type="string">
            <text:p>Laprogressive .com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31155843/https://www.laprogressive.com/the-middle-east/life-in-occupied-palestine" xlink:type="simple">5</text:a></text:p>
          </table:table-cell>
        </table:table-row>
        <table:table-row table:style-name="ro2">
          <table:table-cell office:value-type="string" calcext:value-type="string">
            <text:p>Globaldiasporanews .com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31160534/https://www.globaldiasporanews.com/the-everyday-violence-of-life-in-occupied-palestine/" xlink:type="simple">6</text:a></text:p>
          </table:table-cell>
        </table:table-row>
        <table:table-row table:style-name="ro2">
          <table:table-cell office:value-type="string" calcext:value-type="string">
            <text:p>savageminds .substack .com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0231031160525/https://savageminds.substack.com/p/the-everyday-violence-of-life-in" xlink:type="simple">7</text:a></text:p>
          </table:table-cell>
        </table:table-row>
        <table:table-row table:style-name="ro2">
          <table:table-cell office:value-type="string" calcext:value-type="string">
            <text:p>midwesternmarx .com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/https://www.midwesternmarx.com/articles/the-everyday-violence-of-life-in-occupied-palestine-by-vijay-prashad" xlink:type="simple">8</text:a></text:p>
          </table:table-cell>
        </table:table-row>
        <table:table-row table:style-name="ro2">
          <table:table-cell office:value-type="string" calcext:value-type="string">
            <text:p>znetwork .org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web.archive.org/web/2/https://znetwork.org/znetarticle/the-savagery-of-the-war-against-the-palestinian-people/" xlink:type="simple">9</text:a></text:p>
          </table:table-cell>
        </table:table-row>
        <table:table-row table:style-name="ro2">
          <table:table-cell office:value-type="string" calcext:value-type="string">
            <text:p>sott .net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<text:a xlink:href="https://archive.ph/uf3bR" xlink:type="simple">10</text:a></text:p>
          </table:table-cell>
        </table:table-row>
        <table:table-row table:style-name="ro2">
          <table:table-cell office:value-type="string" calcext:value-type="string">
            <text:p>opoderpopular .com.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<text:a xlink:href="https://archive.ph/kHQOT" xlink:type="simple">11</text:a></text:p>
          </table:table-cell>
        </table:table-row>
        <table:table-row table:style-name="ro2">
          <table:table-cell office:value-type="string" calcext:value-type="string">
            <text:p>operamundi .uol.com.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<text:a xlink:href="https://archive.ph/4H1bN" xlink:type="simple">12</text:a></text:p>
          </table:table-cell>
        </table:table-row>
        <table:table-row table:style-name="ro2">
          <table:table-cell office:value-type="string" calcext:value-type="string">
            <text:p>desacato .inf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<text:a xlink:href="https://archive.ph/VvJhw" xlink:type="simple">13</text:a></text:p>
          </table:table-cell>
        </table:table-row>
        <table:table-row table:style-name="ro2">
          <table:table-cell office:value-type="string" calcext:value-type="string">
            <text:p>Theleftchapter .co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s://web.archive.org/web/20231031152318/https://www.theleftchapter.com/post/the-everyday-violence-of-life-in-occupied-palestine" xlink:type="simple">14</text:a></text:p>
          </table:table-cell>
        </table:table-row>
        <table:table-row table:style-name="ro2">
          <table:table-cell office:value-type="string" calcext:value-type="string">
            <text:p>canadiandimension .co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s://web.archive.org/web/20231030065223/https://canadiandimension.com/articles/view/the-everyday-violence-of-life-in-occupied-palestine" xlink:type="simple">15</text:a></text:p>
          </table:table-cell>
        </table:table-row>
        <table:table-row table:style-name="ro2">
          <table:table-cell office:value-type="string" calcext:value-type="string">
            <text:p>Newsclick .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<text:a xlink:href="https://web.archive.org/web/20231030041118/https://www.newsclick.in/everyday-violence-life-occupied-palestine" xlink:type="simple">16</text:a></text:p>
          </table:table-cell>
        </table:table-row>
        <table:table-row table:style-name="ro2">
          <table:table-cell office:value-type="string" calcext:value-type="string">
            <text:p>Countercurrents .or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<text:a xlink:href="https://web.archive.org/web/20231031154230/https://countercurrents.org/2023/10/the-everyday-violence-of-life-in-occupied-palestine/" xlink:type="simple">17</text:a></text:p>
          </table:table-cell>
        </table:table-row>
        <table:table-row table:style-name="ro3">
          <table:table-cell office:value-type="string" calcext:value-type="string">
            <text:p>morningstaronline .co.uk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s://web.archive.org/web/20231031031609/https://morningstaronline.co.uk/article/everyday-violence-life-occupied-palestine" xlink:type="simple">18</text:a></text:p>
          </table:table-cell>
        </table:table-row>
        <table:table-row table:style-name="ro3">
          <table:table-cell office:value-type="string" calcext:value-type="string">
            <text:p>braveneweurope .com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s://web.archive.org/web/2/https://braveneweurope.com/vijay-prashad-the-savagery-of-the-war-against-the-palestinian-people" xlink:type="simple">19</text:a></text:p>
          </table:table-cell>
        </table:table-row>
        <table:table-row table:style-name="ro2">
          <table:table-cell office:value-type="string" calcext:value-type="string">
            <text:p>lacasaeditora .org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<text:a xlink:href="https://archive.ph/RFzMc" xlink:type="simple">20</text:a></text:p>
          </table:table-cell>
        </table:table-row>
        <table:table-row table:style-name="ro2">
          <table:table-cell office:value-type="string" calcext:value-type="string">
            <text:p>rumboalterno .net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<text:a xlink:href="https://archive.ph/Rvkvt" xlink:type="simple">21</text:a></text:p>
          </table:table-cell>
        </table:table-row>
        <table:table-row table:style-name="ro2">
          <table:table-cell office:value-type="string" calcext:value-type="string">
            <text:p>Asiatimes .com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<text:a xlink:href="https://web.archive.org/web/20231026043304/https://asiatimes.com/2023/10/the-everyday-violence-of-life-in-occupied-palestine/" xlink:type="simple">22</text:a></text:p>
          </table:table-cell>
        </table:table-row>
        <table:table-row table:style-name="ro2">
          <table:table-cell office:value-type="string" calcext:value-type="string">
            <text:p>scoop .co.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<text:a xlink:href="https://web.archive.org/web/2/https://www.scoop.co.nz/stories/HL2310/S00017/the-savagery-of-the-war-against-the-palestinian-people.htm" xlink:type="simple">23</text:a></text:p>
          </table:table-cell>
        </table:table-row>
        <table:table-row table:style-name="ro2">
          <table:table-cell office:value-type="string" calcext:value-type="string">
            <text:p>efolket .e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<text:a xlink:href="https://web.archive.org/web/20231103154125/https://efolket.eu/kosmopolitiskt/13-10-the-savagery-of-the-war-against-the-palestinian-people/" xlink:type="simple">24</text:a></text:p>
          </table:table-cell>
        </table:table-row>
        <table:table-row table:style-name="ro2">
          <table:table-cell office:value-type="string" calcext:value-type="string">
            <text:p>Slguardian .org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<text:a xlink:href="https://web.archive.org/web/20231031155625/https://slguardian.org/the-everyday-violence-of-life-in-occupied-palestine/" xlink:type="simple">25</text:a></text:p>
          </table:table-cell>
        </table:table-row>
        <table:table-row table:style-name="ro2">
          <table:table-cell office:value-type="string" calcext:value-type="string">
            <text:p>telegraf .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a xlink:href="https://web.archive.org/web/20231031160904/https://telegraf.id/the-everyday-violence-of-life-in-occupied-palestine/" xlink:type="simple">26</text:a></text:p>
          </table:table-cell>
        </table:table-row>
        <table:table-row table:style-name="ro2">
          <table:table-cell office:value-type="string" calcext:value-type="string">
            <text:p>libya360 .wordpress .com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<text:a xlink:href="https://web.archive.org/web/20231031161042/https://libya360.wordpress.com/2023/10/25/the-everyday-violence-of-life-in-occupied-palestine/" xlink:type="simple">27</text:a></text:p>
          </table:table-cell>
        </table:table-row>
        <table:table-row table:style-name="ro2">
          <table:table-cell office:value-type="string" calcext:value-type="string">
            <text:p>menafn. co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<text:a xlink:href="https://web.archive.org/web/2/https://menafn.com/1107307258/The-Everyday-Violence-Of-Life-In-Occupied-Palestine" xlink:type="simple">28</text:a></text:p>
          </table:table-cell>
        </table:table-row>
        <table:table-row table:style-name="ro2">
          <table:table-cell office:value-type="string" calcext:value-type="string">
            <text:p>newagebd .net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<text:a xlink:href="https://web.archive.org/web/20231031161507/https://www.newagebd.net/print/article/216030" xlink:type="simple">29</text:a></text:p>
          </table:table-cell>
        </table:table-row>
        <table:table-row table:style-name="ro2">
          <table:table-cell office:value-type="string" calcext:value-type="string">
            <text:p>telepolis .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a xlink:href="https://web.archive.org/web/2/https://www.telepolis.de/features/Vijay-Prashad-Soll-Palaestina-in-die-Hoelle-geschickt-werden-9343663.html?seite=all" xlink:type="simple">30</text:a></text:p>
          </table:table-cell>
        </table:table-row>
        <table:table-row table:style-name="ro2">
          <table:table-cell office:value-type="string" calcext:value-type="string">
            <text:p>elviejotopo .com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<text:a xlink:href="https://archive.ph/cG3gN" xlink:type="simple">31</text:a></text:p>
          </table:table-cell>
        </table:table-row>
        <table:table-row table:style-name="ro2">
          <table:table-cell office:value-type="string" calcext:value-type="string">
            <text:p>timeandworld .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<text:a xlink:href="https://archive.ph/kQkCw" xlink:type="simple">32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01:54:27.895000000</meta:creation-date>
    <dc:date>2024-04-27T01:59:42.710000000</dc:date>
    <meta:editing-duration>PT5M15S</meta:editing-duration>
    <meta:editing-cycles>1</meta:editing-cycles>
    <meta:document-statistic meta:table-count="1" meta:cell-count="100" meta:object-count="0"/>
    <meta:generator>LibreOffice/7.5.3.2$Windows_X86_64 LibreOffice_project/9f56dff12ba03b9acd7730a5a481eea045e468f3</meta:generator>
    <meta:user-defined meta:name=""/>
  </office:meta>
</office:document-meta>
</file>